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4.822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svg:stroke-color="#ff8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 style:font-name="Courier New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Courier New1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Lucida Sans Unicode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6.113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1">00</text:span><text:span text:style-name="T3">16</text:span></text:p>
            <text:p><text:span text:style-name="T1">00</text:span><text:span text:style-name="T3">6</text:span><text:span text:style-name="T1">0</text:span></text:p>
            <text:p><text:span text:style-name="T4"/></text:p>
            <text:p><text:span text:style-name="T5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5" draw:text-style-name="P5" draw:layer="layout" svg:x1="1.5cm" svg:y1="16cm" svg:x2="20cm" svg:y2="16cm">
          <text:p/>
        </draw:line>
        <draw:path draw:style-name="gr6" draw:text-style-name="P5" draw:layer="layout" svg:width="4.683cm" svg:height="9.06cm" draw:transform="rotate (-2.97997516485512) translate (12.0335492565091cm 9.950347564688cm)" svg:viewBox="0 0 4684 9061" svg:d="M625 8539c292-25 577 50 866 94 252 38 462 154 708 187 251 34 435 219 701 233 261 13 626 44 730-238 104-280 97-594 74-893-18-238 20-475 21-712 1-253 155-460 186-709 32-255 105-507 125-765 19-244 59-483 95-724 35-238 78-478 117-719 43-263 55-533 129-790 70-243 193-466 237-723 45-263 45-512 55-777 9-251 38-492-22-742-55-234-11-474-3-716 9-244-97-569-412-544-380 32-326 385-287 597 61 333-331 393-525 295-248-125-526 139-450 427 60 230 61 482-21 711-83 233-208 472-164 713 51 279 19 477 2 715-16 237-140 452-182 685-46 251-112 474-188 709-81 249-189 498-353 704-198 250-496 391-740 595-243 202-436 448-679 651-211 177-415 374-554 625-126 230-101 483-44 708 69 273 389 385 651 392z">
          <text:p/>
        </draw:path>
        <draw:custom-shape draw:style-name="gr2" draw:text-style-name="P2" draw:layer="layout" svg:width="0.25cm" svg:height="2cm" svg:x="7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7.75cm" svg:y1="10.5cm" svg:x2="7.75cm" svg:y2="16.75cm">
          <text:p/>
        </draw:line>
        <draw:path draw:style-name="gr6" draw:text-style-name="P5" draw:layer="layout" svg:width="1.567cm" svg:height="2.325cm" draw:transform="rotate (-2.72428442943795) translate (8.85692491532378cm 18.725715705751cm)" svg:viewBox="0 0 1568 2326" svg:d="M210 2286c300 128 426-215 518-413 103-222 298-389 382-629 77-221 216-420 286-645 54-174 374-470-27-578-294-78-568 72-735 266-161 186-216 436-318 657-98 213-190 431-285 644l-31 245 129 288 115 205z">
          <text:p/>
        </draw:path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7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75cm" svg:height="1.276cm" svg:x="16.75cm" svg:y="5.25cm">
          <draw:text-box>
            <text:p><text:span text:style-name="T6"><text:s text:c="4"/></text:span></text:p>
          </draw:text-box>
        </draw:frame>
        <draw:frame draw:style-name="gr9" draw:text-style-name="P7" draw:layer="layout" svg:width="0.5cm" svg:height="0.962cm" svg:x="17.25cm" svg:y="2.5cm">
          <draw:text-box>
            <text:p>1</text:p>
          </draw:text-box>
        </draw:frame>
        <draw:custom-shape draw:style-name="gr10" draw:text-style-name="P5" draw:layer="layout" svg:width="1cm" svg:height="1cm" svg:x="17cm" svg:y="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2" draw:layer="layout" svg:width="0.25cm" svg:height="2cm" svg:x="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5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7cm" svg:y="19.2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7-31T21:38:39.306000000</dc:date>
    <meta:editing-duration>P2DT22H34M21S</meta:editing-duration>
    <meta:editing-cycles>6</meta:editing-cycles>
    <meta:generator>LibreOffice/7.2.7.2$Windows_X86_64 LibreOffice_project/8d71d29d553c0f7dcbfa38fbfda25ee34cce99a2</meta:generator>
    <meta:document-statistic meta:object-count="87"/>
  </office:meta>
</office:document-meta>
</file>